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f414" officeooo:paragraph-rsid="001cf414" style:font-weight-asian="bold" style:font-weight-complex="bold"/>
    </style:style>
    <style:style style:name="P2" style:family="paragraph" style:parent-style-name="Standard">
      <style:text-properties fo:font-size="8pt" fo:font-weight="normal" officeooo:rsid="001cf414" officeooo:paragraph-rsid="001cf414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12pt" fo:font-weight="bold" officeooo:rsid="001cf414" officeooo:paragraph-rsid="001cf414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cf414" officeooo:paragraph-rsid="001e6cd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205e5e" officeooo:paragraph-rsid="00205e5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05e5e" officeooo:paragraph-rsid="00205e5e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0pt" fo:font-weight="normal" officeooo:rsid="001e6cde" officeooo:paragraph-rsid="001e6cd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205e5e" officeooo:paragraph-rsid="00205e5e" style:font-size-asian="40pt" style:font-weight-asian="bold" style:font-size-complex="40pt" style:font-weight-complex="bold"/>
    </style:style>
    <style:style style:name="P9" style:family="paragraph" style:parent-style-name="Standard">
      <style:paragraph-properties fo:break-before="page"/>
      <style:text-properties fo:font-weight="bold" officeooo:rsid="001cf414" officeooo:paragraph-rsid="001cf414" style:font-weight-asian="bold" style:font-weight-complex="bold"/>
    </style:style>
    <style:style style:name="P10" style:family="paragraph" style:parent-style-name="Standard">
      <style:text-properties fo:font-size="7pt" fo:font-weight="normal" officeooo:rsid="001cf414" officeooo:paragraph-rsid="001cf414" style:font-size-asian="7pt" style:font-weight-asian="normal" style:font-size-complex="7pt" style:font-weight-complex="normal"/>
    </style:style>
    <style:style style:name="P11" style:family="paragraph" style:parent-style-name="Standard">
      <style:text-properties fo:font-size="10pt" fo:font-weight="normal" officeooo:rsid="001cf414" officeooo:paragraph-rsid="001cf414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cf414" officeooo:paragraph-rsid="00205e5e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e6cde" officeooo:paragraph-rsid="001e6cde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3f45e" officeooo:paragraph-rsid="0023f45e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2pt" fo:font-weight="bold" officeooo:rsid="0023f45e" officeooo:paragraph-rsid="0023f45e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cf414" officeooo:paragraph-rsid="0023f45e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officeooo:rsid="0023f45e" officeooo:paragraph-rsid="0023f45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8pt" fo:font-weight="normal" officeooo:rsid="0023f45e" officeooo:paragraph-rsid="0023f45e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3f45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officeooo:rsid="001cf41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Trabalho de Calculo Numérico</text:p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Nomes: <text:span text:style-name="T1">Christian Franchin e Guilherme Locks</text:span></text:p>
      <text:p text:style-name="P9">Interpolação por Sistemas Lineares:</text:p>
      <text:p text:style-name="P10">#include &lt;stdio.h&gt;</text:p>
      <text:p text:style-name="P10">#include &lt;stdlib.h&gt;</text:p>
      <text:p text:style-name="P10">#include &lt;math.h&gt;</text:p>
      <text:p text:style-name="P10"/>
      <text:p text:style-name="P10">double **alocarMatriz(int n);</text:p>
      <text:p text:style-name="P10">void imprimeMatricial(int n, double **matriz, double *vetorFx);</text:p>
      <text:p text:style-name="P10">void desaloca(int n, double **matriz);</text:p>
      <text:p text:style-name="P10">void lerPontos(int n, double **matriz, double *vetorFx);</text:p>
      <text:p text:style-name="P10">void potenciaMatriz(int n, double **matriz);</text:p>
      <text:p text:style-name="P10">void imprimeVetorial(int n, double **matriz, double *vetorFx);</text:p>
      <text:p text:style-name="P10">double *calculaResultado(int n, double **p, double *B);</text:p>
      <text:p text:style-name="P10">void pivotear(int n, double **p, double *B, int b, int a);</text:p>
      <text:p text:style-name="P10">void zerarTriangInf(int n, double **p, double *B);</text:p>
      <text:p text:style-name="P10">void imprimeResultado(int n, double *r);</text:p>
      <text:p text:style-name="P10"/>
      <text:p text:style-name="P10">int main()</text:p>
      <text:p text:style-name="P10">{</text:p>
      <text:p text:style-name="P10"><text:tab/>int n;</text:p>
      <text:p text:style-name="P10"><text:tab/>double **matriz, *vetorFx, *resultado;</text:p>
      <text:p text:style-name="P10"/>
      <text:p text:style-name="P10"><text:tab/>printf("Quantos pontos serão lidos?\n");</text:p>
      <text:p text:style-name="P10"><text:tab/>scanf("%d", &amp;n);</text:p>
      <text:p text:style-name="P10"/>
      <text:p text:style-name="P10"><text:tab/>matriz = alocarMatriz(n);</text:p>
      <text:p text:style-name="P10"><text:tab/>vetorFx = (double *) malloc(n*sizeof(double));</text:p>
      <text:p text:style-name="P10"><text:tab/>resultado = (double *) malloc(n*sizeof(double));</text:p>
      <text:p text:style-name="P10"/>
      <text:p text:style-name="P10"><text:tab/>lerPontos(n,matriz,vetorFx);</text:p>
      <text:p text:style-name="P10"><text:tab/>imprimeVetorial(n,matriz,vetorFx);</text:p>
      <text:p text:style-name="P10"><text:tab/>potenciaMatriz(n,matriz);</text:p>
      <text:p text:style-name="P10"><text:tab/>imprimeMatricial(n,matriz,vetorFx);</text:p>
      <text:p text:style-name="P10"/>
      <text:p text:style-name="P10"><text:tab/>zerarTriangInf(n,matriz,vetorFx);</text:p>
      <text:p text:style-name="P10"><text:tab/>imprimeMatricial(n,matriz,vetorFx);</text:p>
      <text:p text:style-name="P10"><text:tab/>resultado = calculaResultado(n,matriz,vetorFx);</text:p>
      <text:p text:style-name="P10"><text:tab/>imprimeResultado(n,resultado);</text:p>
      <text:p text:style-name="P10"/>
      <text:p text:style-name="P10"/>
      <text:p text:style-name="P10"><text:tab/>desaloca(n,matriz);</text:p>
      <text:p text:style-name="P10"><text:tab/>free(vetorFx);</text:p>
      <text:p text:style-name="P10"><text:tab/>free(resultado);</text:p>
      <text:p text:style-name="P10">}</text:p>
      <text:p text:style-name="P10"/>
      <text:p text:style-name="P10">double **alocarMatriz(int n)</text:p>
      <text:p text:style-name="P10">{</text:p>
      <text:p text:style-name="P10"><text:tab/>int i,j; </text:p>
      <text:p text:style-name="P10"/>
      <text:p text:style-name="P10"><text:tab/>double **m = (double**) malloc(n * sizeof(double*)); // Aloca um vetor de ponteiros</text:p>
      <text:p text:style-name="P10"/>
      <text:p text:style-name="P10"><text:tab/>for(i = 0; i &lt; n; i++)</text:p>
      <text:p text:style-name="P10"><text:tab/><text:tab/>m[i] = (double*) malloc(n * sizeof(double)); <text:s/>// Aloca um vetor de valores double</text:p>
      <text:p text:style-name="P10"><text:tab/></text:p>
      <text:p text:style-name="P10"><text:tab/>return m;</text:p>
      <text:p text:style-name="P10">}</text:p>
      <text:p text:style-name="P10"/>
      <text:p text:style-name="P10">void imprimeMatricial(int n, double **matriz, double *vetorFx)//Imprime na forma matricial</text:p>
      <text:p text:style-name="P10">{</text:p>
      <text:p text:style-name="P10"><text:tab/>int i,j;</text:p>
      <text:p text:style-name="P10"><text:tab/></text:p>
      <text:p text:style-name="P10"><text:tab/>putchar('\n');</text:p>
      <text:p text:style-name="P10"><text:tab/>printf("Forma Matricial:\n");</text:p>
      <text:p text:style-name="P10"><text:tab/>for(i = 0; i &lt; n; i++)</text:p>
      <text:p text:style-name="P10"><text:tab/>{</text:p>
      <text:p text:style-name="P10"><text:tab/><text:tab/>putchar('|');</text:p>
      <text:p text:style-name="P10"><text:tab/><text:tab/>for(j = 0; j &lt; n-1; j++)</text:p>
      <text:p text:style-name="P10"><text:tab/><text:tab/>{</text:p>
      <text:p text:style-name="P10"><text:tab/><text:tab/><text:tab/>printf("%+2.3lf\t", matriz[i][j]);</text:p>
      <text:p text:style-name="P10"><text:tab/><text:tab/>}</text:p>
      <text:p text:style-name="P10"><text:tab/><text:tab/>printf("%+2.3lf", matriz[i][j]);</text:p>
      <text:p text:style-name="P10"><text:tab/><text:tab/>printf("| <text:s/>|%+2.3lf|\n", vetorFx[i]);</text:p>
      <text:p text:style-name="P10"><text:tab/>}</text:p>
      <text:p text:style-name="P10"/>
      <text:p text:style-name="P10">}</text:p>
      <text:p text:style-name="P10"/>
      <text:p text:style-name="P10">void imprimeVetorial(int n, double **matriz, double *vetorFx)//Imprime na forma vetorial</text:p>
      <text:p text:style-name="P10">{</text:p>
      <text:p text:style-name="P10"/>
      <text:p text:style-name="P10"><text:tab/>int i,j;</text:p>
      <text:p text:style-name="P10"><text:tab/></text:p>
      <text:p text:style-name="P10"><text:tab/>putchar('\n');</text:p>
      <text:p text:style-name="P10"><text:tab/>printf("Forma Vetorial:\n");</text:p>
      <text:p text:style-name="P10"><text:tab/>for(i = 0; i &lt; n; i++)</text:p>
      <text:p text:style-name="P10"><text:tab/>{</text:p>
      <text:p text:style-name="P10"><text:tab/><text:tab/>printf("P(%+2.3lf) = ", matriz[i][0]);</text:p>
      <text:p text:style-name="P10"><text:tab/><text:tab/>for(j = 0; j &lt; n-1; j++)</text:p>
      <text:p text:style-name="P10"><text:tab/><text:tab/>{</text:p>
      <text:p text:style-name="P10"><text:tab/><text:tab/><text:tab/>printf("A%d*(%+2.3lf)(^%d) + ", j, matriz[i][j], j);</text:p>
      <text:p text:style-name="P10"><text:tab/><text:tab/>}</text:p>
      <text:p text:style-name="P10"><text:soft-page-break/><text:tab/><text:tab/>printf("A%d*(%+2.3lf)(^%d) = ", j, matriz[i][j], j);</text:p>
      <text:p text:style-name="P10"><text:tab/><text:tab/>printf("%+2.3lf\n", vetorFx[i]);</text:p>
      <text:p text:style-name="P10"><text:tab/>}</text:p>
      <text:p text:style-name="P10"/>
      <text:p text:style-name="P10">}</text:p>
      <text:p text:style-name="P10"/>
      <text:p text:style-name="P10">void potenciaMatriz(int n, double **matriz)//Eleva cada elemento da matriz a sua devida potência</text:p>
      <text:p text:style-name="P10">{</text:p>
      <text:p text:style-name="P10"><text:tab/>int i,j;</text:p>
      <text:p text:style-name="P10"/>
      <text:p text:style-name="P10"><text:tab/>for(i = 0; i &lt; n; i++)</text:p>
      <text:p text:style-name="P10"><text:tab/>{</text:p>
      <text:p text:style-name="P10"><text:tab/><text:tab/>for(j = 0; j &lt; n; j++)</text:p>
      <text:p text:style-name="P10"><text:tab/><text:tab/>{</text:p>
      <text:p text:style-name="P10"><text:tab/><text:tab/><text:tab/>if((j == 0))</text:p>
      <text:p text:style-name="P10"><text:tab/><text:tab/><text:tab/><text:tab/>matriz[i][j] = 1;</text:p>
      <text:p text:style-name="P10"><text:tab/><text:tab/><text:tab/>else </text:p>
      <text:p text:style-name="P10"><text:tab/><text:tab/><text:tab/><text:tab/>matriz[i][j] = pow(matriz[i][j], j);</text:p>
      <text:p text:style-name="P10"><text:tab/><text:tab/>}<text:tab/></text:p>
      <text:p text:style-name="P10"><text:tab/>}</text:p>
      <text:p text:style-name="P10"/>
      <text:p text:style-name="P10">}</text:p>
      <text:p text:style-name="P10"/>
      <text:p text:style-name="P10">void lerPontos(int n, double **matriz, double *vetorFx)//Le os pontos a serem inseridos pelo usuário</text:p>
      <text:p text:style-name="P10">{</text:p>
      <text:p text:style-name="P10"/>
      <text:p text:style-name="P10"><text:tab/>int i,j;</text:p>
      <text:p text:style-name="P10"><text:tab/>double aux;</text:p>
      <text:p text:style-name="P10"/>
      <text:p text:style-name="P10"><text:tab/>for(i = 0; i &lt; n; i++)</text:p>
      <text:p text:style-name="P10"><text:tab/>{</text:p>
      <text:p text:style-name="P10"><text:tab/><text:tab/></text:p>
      <text:p text:style-name="P10"><text:tab/><text:tab/>printf("x%d: ", i);//Le o ponto x</text:p>
      <text:p text:style-name="P10"><text:tab/><text:tab/>scanf("%lf",&amp;aux);</text:p>
      <text:p text:style-name="P10"><text:tab/><text:tab/></text:p>
      <text:p text:style-name="P10"><text:tab/><text:tab/>for(j = 0; j &lt; n; j++)</text:p>
      <text:p text:style-name="P10"><text:tab/><text:tab/>{</text:p>
      <text:p text:style-name="P10"><text:tab/><text:tab/><text:tab/>matriz[i][j] = aux;//Tranforma em matriz para que seja aplicado gauss</text:p>
      <text:p text:style-name="P10"><text:tab/><text:tab/>}</text:p>
      <text:p text:style-name="P10"/>
      <text:p text:style-name="P10"><text:tab/><text:tab/>printf("f(x%d): ", i);//Le f(x)</text:p>
      <text:p text:style-name="P10"><text:tab/><text:tab/>scanf("%lf",vetorFx+i);</text:p>
      <text:p text:style-name="P10"/>
      <text:p text:style-name="P10"><text:tab/>}</text:p>
      <text:p text:style-name="P10"/>
      <text:p text:style-name="P10">}</text:p>
      <text:p text:style-name="P10"/>
      <text:p text:style-name="P10">void desaloca(int n, double **matriz)//Desaloca a matriz alocada previamente</text:p>
      <text:p text:style-name="P10">{</text:p>
      <text:p text:style-name="P10"><text:tab/>int i;</text:p>
      <text:p text:style-name="P10"><text:tab/>for(i = 0; i &lt; n; i++)</text:p>
      <text:p text:style-name="P10"><text:tab/>{</text:p>
      <text:p text:style-name="P10"><text:tab/><text:tab/>free(matriz[i]);</text:p>
      <text:p text:style-name="P10"><text:tab/>}</text:p>
      <text:p text:style-name="P10"><text:tab/>free(matriz);</text:p>
      <text:p text:style-name="P10">}</text:p>
      <text:p text:style-name="P10"/>
      <text:p text:style-name="P10">void imprimeResultado(int n, double *r)//Imprime o polinômio interpolador dos pontos inseridos</text:p>
      <text:p text:style-name="P10">{</text:p>
      <text:p text:style-name="P10"><text:tab/>int i;</text:p>
      <text:p text:style-name="P10"><text:tab/>printf("\nPolinômio Interpolador:\n");</text:p>
      <text:p text:style-name="P10"><text:tab/>printf("P(x) = ");</text:p>
      <text:p text:style-name="P10"><text:tab/>for(i = n-1; i &gt;= 0; i--)</text:p>
      <text:p text:style-name="P10"><text:tab/>{</text:p>
      <text:p text:style-name="P10"><text:tab/><text:tab/>if(i==0) printf("%+3.3lf ", r[i]);</text:p>
      <text:p text:style-name="P10"><text:tab/><text:tab/>else </text:p>
      <text:p text:style-name="P10"><text:tab/><text:tab/>if(i==1) printf("%+3.3lfx ", r[i]);</text:p>
      <text:p text:style-name="P10"><text:tab/><text:tab/>else <text:tab/> printf("%+3.3lf(x^%d) ", r[i], i);</text:p>
      <text:p text:style-name="P10"><text:tab/>}</text:p>
      <text:p text:style-name="P10"><text:tab/>putchar('\n');</text:p>
      <text:p text:style-name="P10">}</text:p>
      <text:p text:style-name="P10"/>
      <text:p text:style-name="P10">//Lógica de resolução do sistema linear por Gauss</text:p>
      <text:p text:style-name="P10">void zerarTriangInf(int n, double **p, double *B)//Zera a triângular inferior</text:p>
      <text:p text:style-name="P10">{</text:p>
      <text:p text:style-name="P10"><text:tab/>int a,b,c;</text:p>
      <text:p text:style-name="P10"><text:tab/>double l;</text:p>
      <text:p text:style-name="P10"/>
      <text:p text:style-name="P10"><text:tab/>for(a = 0; a &lt; (n-1); a++)</text:p>
      <text:p text:style-name="P10"><text:tab/>{// Número de elementos de vezes a aplicar o algoritmo</text:p>
      <text:p text:style-name="P10"><text:tab/></text:p>
      <text:p text:style-name="P10"><text:tab/><text:tab/>for(b = (a+1); b &lt; n; b++)</text:p>
      <text:p text:style-name="P10"><text:tab/><text:tab/>{</text:p>
      <text:p text:style-name="P10"/>
      <text:p text:style-name="P10"><text:tab/><text:tab/><text:tab/>pivotear(n,p,B,a,a);</text:p>
      <text:p text:style-name="P10"/>
      <text:p text:style-name="P10"><text:tab/><text:tab/><text:tab/>if(p[a][a] == 0)</text:p>
      <text:p text:style-name="P10"><text:tab/><text:tab/><text:tab/>{</text:p>
      <text:p text:style-name="P10"><text:tab/><text:tab/><text:tab/><text:tab/>printf("Divisão por 0 inesperada\n");</text:p>
      <text:p text:style-name="P10"><text:tab/><text:tab/><text:tab/><text:tab/>break;</text:p>
      <text:p text:style-name="P10"><text:soft-page-break/><text:tab/><text:tab/><text:tab/>}</text:p>
      <text:p text:style-name="P10"/>
      <text:p text:style-name="P10"><text:tab/><text:tab/><text:tab/>l = p[b][a] / p[a][a]; // Calcula o valor a ser aplicado as linhas</text:p>
      <text:p text:style-name="P10"/>
      <text:p text:style-name="P10"><text:tab/><text:tab/><text:tab/>for(c = a; c &lt; n; c++)</text:p>
      <text:p text:style-name="P10"><text:tab/><text:tab/><text:tab/>{// Aplica o valor calculado as linhas</text:p>
      <text:p text:style-name="P10"><text:tab/><text:tab/><text:tab/><text:tab/>p[b][c] = p[b][c] - p[a][c]*l;</text:p>
      <text:p text:style-name="P10"><text:tab/><text:tab/><text:tab/>}</text:p>
      <text:p text:style-name="P10"/>
      <text:p text:style-name="P10"><text:tab/><text:tab/><text:tab/>B[b] = B[b] - B[a]*l;//Aplica o valor calculado ao vetor B</text:p>
      <text:p text:style-name="P10"/>
      <text:p text:style-name="P10"><text:tab/><text:tab/>}</text:p>
      <text:p text:style-name="P10"><text:tab/>}</text:p>
      <text:p text:style-name="P10">}</text:p>
      <text:p text:style-name="P10"/>
      <text:p text:style-name="P10">void pivotear(int n, double **p, double *B, int b, int a)</text:p>
      <text:p text:style-name="P10">{</text:p>
      <text:p text:style-name="P10"><text:tab/>double maior;</text:p>
      <text:p text:style-name="P10"><text:tab/>int i; //Contador para o for</text:p>
      <text:p text:style-name="P10"><text:tab/>int j; //Posição do maior elemento</text:p>
      <text:p text:style-name="P10"><text:tab/>double *q, aux;</text:p>
      <text:p text:style-name="P10"><text:tab/></text:p>
      <text:p text:style-name="P10"><text:tab/>maior = fabs(p[b][a]);</text:p>
      <text:p text:style-name="P10"><text:tab/>j = b;</text:p>
      <text:p text:style-name="P10"/>
      <text:p text:style-name="P10"><text:tab/>for(i = b; i &lt; n; i++)</text:p>
      <text:p text:style-name="P10"><text:tab/>{</text:p>
      <text:p text:style-name="P10"><text:tab/><text:tab/>if(fabs(p[i][a]) &gt; maior)</text:p>
      <text:p text:style-name="P10"><text:tab/><text:tab/>{</text:p>
      <text:p text:style-name="P10"><text:tab/><text:tab/><text:tab/>maior = fabs(p[i][a]);</text:p>
      <text:p text:style-name="P10"><text:tab/><text:tab/><text:tab/>j = i;</text:p>
      <text:p text:style-name="P10"><text:tab/><text:tab/>}</text:p>
      <text:p text:style-name="P10"><text:tab/>}</text:p>
      <text:p text:style-name="P10"/>
      <text:p text:style-name="P10"><text:tab/>//Troca as linhas para evitar divisão por 0</text:p>
      <text:p text:style-name="P10"><text:tab/>q = p[b];</text:p>
      <text:p text:style-name="P10"><text:tab/>p[b] = p[j];</text:p>
      <text:p text:style-name="P10"><text:tab/>p[j] = q; </text:p>
      <text:p text:style-name="P10"><text:tab/></text:p>
      <text:p text:style-name="P10"><text:tab/>aux = B[b];</text:p>
      <text:p text:style-name="P10"><text:tab/>B[b] = B[j];</text:p>
      <text:p text:style-name="P10"><text:tab/>B[j] = aux;</text:p>
      <text:p text:style-name="P10">}</text:p>
      <text:p text:style-name="P10"/>
      <text:p text:style-name="P10">double *calculaResultado(int n, double **p, double *B)//Calcula o resultado para as variaveis da matriz</text:p>
      <text:p text:style-name="P10">{</text:p>
      <text:p text:style-name="P10"><text:tab/>double *result = calloc(n,sizeof(double));</text:p>
      <text:p text:style-name="P10"><text:tab/>double sum;</text:p>
      <text:p text:style-name="P10"><text:tab/>int a, b, count=(n-1);</text:p>
      <text:p text:style-name="P10"/>
      <text:p text:style-name="P10"><text:tab/>for(a = (n-1); a &gt;= 0; a--)</text:p>
      <text:p text:style-name="P10"><text:tab/>{</text:p>
      <text:p text:style-name="P10"><text:tab/><text:tab/>sum = 0;</text:p>
      <text:p text:style-name="P10"/>
      <text:p text:style-name="P10"><text:tab/><text:tab/>for(b=count; b &lt; n; b++)</text:p>
      <text:p text:style-name="P10"><text:tab/><text:tab/>{</text:p>
      <text:p text:style-name="P10"><text:tab/><text:tab/><text:tab/>sum += (p[a][b]*result[b]);</text:p>
      <text:p text:style-name="P10"><text:tab/><text:tab/>}</text:p>
      <text:p text:style-name="P10"/>
      <text:p text:style-name="P10"><text:tab/><text:tab/>result[a] = (B[a]-sum)/p[a][a];</text:p>
      <text:p text:style-name="P10"><text:tab/><text:tab/>count--;</text:p>
      <text:p text:style-name="P10"><text:tab/>}</text:p>
      <text:p text:style-name="P10"/>
      <text:p text:style-name="P10"><text:tab/>return result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I/O da execução do programa</text:p>
      <text:p text:style-name="P3">(Linhas seguidas de ‘&gt;’ se referem a entrada)</text:p>
      <text:p text:style-name="P11">Quantos pontos serão lidos?</text:p>
      <text:p text:style-name="P11">&gt;3</text:p>
      <text:p text:style-name="P11">x0: </text:p>
      <text:p text:style-name="P11">&gt;-1</text:p>
      <text:p text:style-name="P11">f(x0): </text:p>
      <text:p text:style-name="P11">&gt;4</text:p>
      <text:p text:style-name="P11">x1: </text:p>
      <text:p text:style-name="P11">&gt;0</text:p>
      <text:p text:style-name="P11">f(x1): </text:p>
      <text:p text:style-name="P11">&gt;1</text:p>
      <text:p text:style-name="P11">x2: </text:p>
      <text:p text:style-name="P11">&gt;2</text:p>
      <text:p text:style-name="P12">f(x2): </text:p>
      <text:p text:style-name="P12">&gt;-1</text:p>
      <text:p text:style-name="P11"/>
      <text:p text:style-name="P11">Forma Vetorial:</text:p>
      <text:p text:style-name="P11">P(-1.000) = A0*(-1.000)(^0) + A1*(-1.000)(^1) + A2*(-1.000)(^2) = +4.000</text:p>
      <text:p text:style-name="P11">P(+0.000) = A0*(+0.000)(^0) + A1*(+0.000)(^1) + A2*(+0.000)(^2) = +1.000</text:p>
      <text:p text:style-name="P11">P(+2.000) = A0*(+2.000)(^0) + A1*(+2.000)(^1) + A2*(+2.000)(^2) = -1.000</text:p>
      <text:p text:style-name="P11"/>
      <text:p text:style-name="P11">Forma Matricial:</text:p>
      <text:p text:style-name="P11">|+1.000<text:tab/>-1.000<text:tab/>+1.000| <text:s/>|+4.000|</text:p>
      <text:p text:style-name="P11">|+1.000<text:tab/>+0.000<text:tab/>+0.000| <text:s/>|+1.000|</text:p>
      <text:p text:style-name="P11">|+1.000<text:tab/>+2.000<text:tab/>+4.000| <text:s/>|-1.000|</text:p>
      <text:p text:style-name="P11"/>
      <text:p text:style-name="P11">Forma Matricial:</text:p>
      <text:p text:style-name="P11">|+1.000<text:tab/>-1.000<text:tab/>+1.000| <text:s/>|+4.000|</text:p>
      <text:p text:style-name="P11">|+0.000<text:tab/>+3.000<text:tab/>+3.000| <text:s/>|-5.000|</text:p>
      <text:p text:style-name="P11">|+0.000<text:tab/>+0.000<text:tab/>-2.000| <text:s/>|-1.333|</text:p>
      <text:p text:style-name="P11"/>
      <text:p text:style-name="P11">Polinômio Interpolador:</text:p>
      <text:p text:style-name="P11">P(x) = +0.667(x^2) -2.333x +1.000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Interpolação por Lagrange</text:p>
      <text:p text:style-name="P2">#include &lt;stdio.h&gt;</text:p>
      <text:p text:style-name="P2">#include &lt;stdlib.h&gt;</text:p>
      <text:p text:style-name="P2">#include &lt;math.h&gt;</text:p>
      <text:p text:style-name="P2"/>
      <text:p text:style-name="P2">void multiplicaPolinomio(int n1, int n2, double *polinomio1, double *polinomio2);</text:p>
      <text:p text:style-name="P2">void somaPolinomio(int n, double *polinomio1, double *polinomio2);</text:p>
      <text:p text:style-name="P2">void *calculaL(int n, double *vetorx, double *vetorFx, int pol, double *polinomio);</text:p>
      <text:p text:style-name="P2">double *calculaResultado(int n, double *vetorx, double *vetorFx);</text:p>
      <text:p text:style-name="P2">void lerPontos(int n, double *vetorx, double *vetorFx);</text:p>
      <text:p text:style-name="P2">void imprimeResultado(int n, double *resultado);</text:p>
      <text:p text:style-name="P2"/>
      <text:p text:style-name="P2">int main()</text:p>
      <text:p text:style-name="P2">{</text:p>
      <text:p text:style-name="P2"><text:tab/>int n;</text:p>
      <text:p text:style-name="P2"><text:tab/>double *vetorx, *vetorFx;</text:p>
      <text:p text:style-name="P2"><text:tab/>double *resultado;</text:p>
      <text:p text:style-name="P2"/>
      <text:p text:style-name="P2"><text:tab/>printf("Quantos pontos serão lidos?\n");</text:p>
      <text:p text:style-name="P2"><text:tab/>scanf("%d", &amp;n);</text:p>
      <text:p text:style-name="P2"/>
      <text:p text:style-name="P2"><text:tab/>vetorx <text:s text:c="3"/>= (double *) calloc(n,sizeof(double));</text:p>
      <text:p text:style-name="P2"><text:tab/>vetorFx <text:s text:c="2"/>= (double *) calloc(n,sizeof(double));</text:p>
      <text:p text:style-name="P2"/>
      <text:p text:style-name="P2"><text:tab/>lerPontos(n,vetorx,vetorFx);</text:p>
      <text:p text:style-name="P2"><text:tab/>putchar('\n');</text:p>
      <text:p text:style-name="P2"><text:tab/>resultado = calculaResultado(n,vetorx,vetorFx);</text:p>
      <text:p text:style-name="P2"><text:tab/>imprimeResultado(n,resultado);</text:p>
      <text:p text:style-name="P2"/>
      <text:p text:style-name="P2"><text:tab/>free(vetorx);</text:p>
      <text:p text:style-name="P2"><text:tab/>free(vetorFx);</text:p>
      <text:p text:style-name="P2"><text:tab/>free(resultado);</text:p>
      <text:p text:style-name="P2">}</text:p>
      <text:p text:style-name="P2"/>
      <text:p text:style-name="P2">void imprimeResultado(int n, double *resultado)//Imprime o polinômio interpolador dos pontos inseridos</text:p>
      <text:p text:style-name="P2">{</text:p>
      <text:p text:style-name="P2"><text:tab/>int i;</text:p>
      <text:p text:style-name="P2"><text:tab/>printf("Polinômio Interpolador:\nP(x)= ");</text:p>
      <text:p text:style-name="P2"><text:tab/>for(i = n-1; i &gt;= 0; i--)</text:p>
      <text:p text:style-name="P2"><text:tab/>{</text:p>
      <text:p text:style-name="P2"><text:tab/><text:tab/>if(i==0) printf("%+2.3lf\n", resultado[i]);</text:p>
      <text:p text:style-name="P2"><text:tab/><text:tab/>else </text:p>
      <text:p text:style-name="P2"><text:tab/><text:tab/>if(i==1) printf("%+2.3lfx ", resultado[i]);</text:p>
      <text:p text:style-name="P2"><text:tab/><text:tab/>else <text:s text:c="4"/>printf("%+2.3lf(x^%d) ", resultado[i], i);</text:p>
      <text:p text:style-name="P2"><text:tab/>}</text:p>
      <text:p text:style-name="P2">}</text:p>
      <text:p text:style-name="P2"/>
      <text:p text:style-name="P2"/>
      <text:p text:style-name="P2">void multiplicaPolinomio(int n1, int n2, double *polinomio1, double *polinomio2)//Realiza a multiplicação de dois polinômios</text:p>
      <text:p text:style-name="P2">{ //Resultado será devolvido no polinômio 1</text:p>
      <text:p text:style-name="P2"><text:tab/>double resultado[n1+n2-1];</text:p>
      <text:p text:style-name="P2"><text:tab/></text:p>
      <text:p text:style-name="P2"><text:tab/>int i,j;</text:p>
      <text:p text:style-name="P2"/>
      <text:p text:style-name="P2"><text:tab/>for(i = 0; i &lt; (n1+n2-1); i++)</text:p>
      <text:p text:style-name="P2"><text:tab/>{</text:p>
      <text:p text:style-name="P2"><text:tab/><text:tab/>resultado[i] = 0;//Inicializa o vetor de resultados</text:p>
      <text:p text:style-name="P2"><text:tab/>}</text:p>
      <text:p text:style-name="P2"/>
      <text:p text:style-name="P2"><text:tab/>for(i = 0; i &lt; n1; i++)</text:p>
      <text:p text:style-name="P2"><text:tab/>{</text:p>
      <text:p text:style-name="P2"><text:tab/><text:tab/>for(j = 0; j &lt; n2; j++)</text:p>
      <text:p text:style-name="P2"><text:tab/><text:tab/>{</text:p>
      <text:p text:style-name="P2"><text:tab/><text:tab/><text:tab/>resultado[i+j] += polinomio1[i] * polinomio2[j];//Realiza a multiplicação</text:p>
      <text:p text:style-name="P2"><text:tab/><text:tab/>}</text:p>
      <text:p text:style-name="P2"><text:tab/>}</text:p>
      <text:p text:style-name="P2"/>
      <text:p text:style-name="P2"><text:tab/>for(i = 0; i &lt; (n1+n2-1); ++i)</text:p>
      <text:p text:style-name="P2"><text:tab/>{</text:p>
      <text:p text:style-name="P2"><text:tab/><text:tab/>polinomio1[i] = resultado[i];//Salva as alterações no polinômio1</text:p>
      <text:p text:style-name="P2"><text:tab/>}</text:p>
      <text:p text:style-name="P2"/>
      <text:p text:style-name="P2">}</text:p>
      <text:p text:style-name="P2"/>
      <text:p text:style-name="P2">void somaPolinomio(int n, double *polinomio1, double *polinomio2)//Realiza a soma de dois polinômios</text:p>
      <text:p text:style-name="P2">{ // Resultado será devolvido no polinômio 1</text:p>
      <text:p text:style-name="P2"><text:tab/>int i;</text:p>
      <text:p text:style-name="P2"><text:tab/>for(i = 0; i &lt; n; ++i)</text:p>
      <text:p text:style-name="P2"><text:soft-page-break/><text:tab/>{</text:p>
      <text:p text:style-name="P2"><text:tab/><text:tab/>polinomio1[i] += polinomio2[i];</text:p>
      <text:p text:style-name="P2"><text:tab/>}</text:p>
      <text:p text:style-name="P2"/>
      <text:p text:style-name="P2">}</text:p>
      <text:p text:style-name="P2"/>
      <text:p text:style-name="P2">void *calculaL(int n, double *vetorx, double *vetorFx, int pol, double *polinomio)//Realiza os calculos referentes ao L</text:p>
      <text:p text:style-name="P2">{ // Resultado devolvido em polinomio</text:p>
      <text:p text:style-name="P2"/>
      <text:p text:style-name="P2"><text:tab/>double numerador[n-1][2];</text:p>
      <text:p text:style-name="P2"><text:tab/>double denominador = 1;</text:p>
      <text:p text:style-name="P2"/>
      <text:p text:style-name="P2"><text:tab/>int i;</text:p>
      <text:p text:style-name="P2"/>
      <text:p text:style-name="P2"><text:tab/>for(i = 0; i &lt; n; i++)</text:p>
      <text:p text:style-name="P2"><text:tab/>{</text:p>
      <text:p text:style-name="P2"><text:tab/><text:tab/>polinomio[i] = 0;//Inicializa o polinômio com 0</text:p>
      <text:p text:style-name="P2"><text:tab/>}</text:p>
      <text:p text:style-name="P2"/>
      <text:p text:style-name="P2"><text:tab/>int aux=0;//Variável auxiliar para evitar x1-x1</text:p>
      <text:p text:style-name="P2"><text:tab/>for(i = 0; i &lt; n; i++)</text:p>
      <text:p text:style-name="P2"><text:tab/>{</text:p>
      <text:p text:style-name="P2"><text:tab/><text:tab/>if(i==pol)</text:p>
      <text:p text:style-name="P2"><text:tab/><text:tab/>{</text:p>
      <text:p text:style-name="P2"><text:tab/><text:tab/><text:tab/>aux++;</text:p>
      <text:p text:style-name="P2"><text:tab/><text:tab/><text:tab/>continue;</text:p>
      <text:p text:style-name="P2"><text:tab/><text:tab/>}</text:p>
      <text:p text:style-name="P2"><text:tab/><text:tab/>numerador[i-aux][1]=1;</text:p>
      <text:p text:style-name="P2"><text:tab/><text:tab/>numerador[i-aux][0]= -vetorx[i];</text:p>
      <text:p text:style-name="P2"/>
      <text:p text:style-name="P2"><text:tab/><text:tab/>denominador *= (vetorx[pol]-vetorx[i]);</text:p>
      <text:p text:style-name="P2"><text:tab/>}</text:p>
      <text:p text:style-name="P2"><text:tab/>polinomio[0] = numerador[0][0];//Inicializa o polinômio com os valores do primeiro numerador</text:p>
      <text:p text:style-name="P2"><text:tab/>polinomio[1] = numerador[0][1];//Inicializa o polinômio com os valores do primeiro numerador</text:p>
      <text:p text:style-name="P2"/>
      <text:p text:style-name="P2"><text:tab/>for(i = 1; i &lt; n-1; i++)</text:p>
      <text:p text:style-name="P2"><text:tab/>{</text:p>
      <text:p text:style-name="P2"><text:tab/><text:tab/>multiplicaPolinomio(2+i-1,2,polinomio,numerador[i]);//Realiza a multiplicação dos polinômios numeradores</text:p>
      <text:p text:style-name="P2"><text:tab/>}</text:p>
      <text:p text:style-name="P2"/>
      <text:p text:style-name="P2"><text:tab/>for(i = 0; i &lt; n; ++i)</text:p>
      <text:p text:style-name="P2"><text:tab/>{</text:p>
      <text:p text:style-name="P2"><text:tab/><text:tab/>polinomio[i] *= vetorFx[pol]/denominador;//Divide o polinômio resultante pelo denominador</text:p>
      <text:p text:style-name="P2"><text:tab/>}</text:p>
      <text:p text:style-name="P2"/>
      <text:p text:style-name="P2">}</text:p>
      <text:p text:style-name="P2"/>
      <text:p text:style-name="P2">double *calculaResultado(int n, double *vetorx, double *vetorFx)//Faz a chamada dos métodos</text:p>
      <text:p text:style-name="P2">{</text:p>
      <text:p text:style-name="P2"/>
      <text:p text:style-name="P2"><text:tab/>double *resultado = calloc(n,sizeof(double));</text:p>
      <text:p text:style-name="P2"><text:tab/>double polinomios[n][n];</text:p>
      <text:p text:style-name="P2"><text:tab/>int i;</text:p>
      <text:p text:style-name="P2"/>
      <text:p text:style-name="P2"><text:tab/>for(i = 0; i &lt; n; i++)</text:p>
      <text:p text:style-name="P2"><text:tab/>{</text:p>
      <text:p text:style-name="P2"><text:tab/><text:tab/>calculaL(n, vetorx, vetorFx, i, polinomios[i]);//Calcula o L de cada linha</text:p>
      <text:p text:style-name="P2"><text:tab/>}</text:p>
      <text:p text:style-name="P2"><text:tab/></text:p>
      <text:p text:style-name="P2"><text:tab/>for(i = 0; i &lt; n; i++)</text:p>
      <text:p text:style-name="P2"><text:tab/>{</text:p>
      <text:p text:style-name="P2"><text:tab/><text:tab/>somaPolinomio(n,resultado,polinomios[i]);//Soma todos os L's para ter uma função única</text:p>
      <text:p text:style-name="P2"><text:tab/>}</text:p>
      <text:p text:style-name="P2"><text:tab/>return resultado;</text:p>
      <text:p text:style-name="P2">}</text:p>
      <text:p text:style-name="P2"/>
      <text:p text:style-name="P2">void lerPontos(int n, double *vetorx, double *vetorFx)//Le os pontos inseridos pelo usuário</text:p>
      <text:p text:style-name="P2">{</text:p>
      <text:p text:style-name="P2"><text:tab/>int i;</text:p>
      <text:p text:style-name="P2"><text:tab/>for(i = 0; i &lt; n; i++)</text:p>
      <text:p text:style-name="P2"><text:tab/>{</text:p>
      <text:p text:style-name="P2"><text:tab/><text:tab/></text:p>
      <text:p text:style-name="P2"><text:tab/><text:tab/>printf("x%d: ", i);</text:p>
      <text:p text:style-name="P2"><text:tab/><text:tab/>scanf("%lf",vetorx+i);//Le x</text:p>
      <text:p text:style-name="P2"/>
      <text:p text:style-name="P2"><text:tab/><text:tab/>printf("f(x%d): ", i);</text:p>
      <text:p text:style-name="P2"><text:tab/><text:tab/>scanf("%lf",vetorFx+i);//Le f(x)</text:p>
      <text:p text:style-name="P2"><text:tab/>}</text:p>
      <text:p text:style-name="P2">}</text:p>
      <text:p text:style-name="P4"><text:soft-page-break/>I/O da execução do programa</text:p>
      <text:p text:style-name="P4">(Linhas seguidas de ‘&gt;’ se referem a entrada)</text:p>
      <text:p text:style-name="P7">Quantos pontos serão lidos?</text:p>
      <text:p text:style-name="P7">&gt;3 </text:p>
      <text:p text:style-name="P7">x0: </text:p>
      <text:p text:style-name="P7">&gt;-2 </text:p>
      <text:p text:style-name="P7">f(x0):</text:p>
      <text:p text:style-name="P7">&gt;2 </text:p>
      <text:p text:style-name="P7">x1: </text:p>
      <text:p text:style-name="P7">&gt;0 </text:p>
      <text:p text:style-name="P7">f(x1): </text:p>
      <text:p text:style-name="P7">&gt;-2 </text:p>
      <text:p text:style-name="P7">x2: </text:p>
      <text:p text:style-name="P7">&gt;4 </text:p>
      <text:p text:style-name="P7">f(x2):</text:p>
      <text:p text:style-name="P7">&gt;1</text:p>
      <text:p text:style-name="P7"><text:s/></text:p>
      <text:p text:style-name="P7">Polinômio Interpolador:</text:p>
      <text:p text:style-name="P7">P(x)= +0.458(x^2) -1.083x -2.00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Interpolação por Newton</text:p>
      <text:p text:style-name="P18">#include &lt;stdio.h&gt;</text:p>
      <text:p text:style-name="P18">#include &lt;stdlib.h&gt;</text:p>
      <text:p text:style-name="P18">#include &lt;math.h&gt;</text:p>
      <text:p text:style-name="P18"/>
      <text:p text:style-name="P18">//3 -1 4 0 1 2 -1</text:p>
      <text:p text:style-name="P18"/>
      <text:p text:style-name="P18">void multiplicaPolinomio(int n1, int n2, double *polinomio1, double *polinomio2);</text:p>
      <text:p text:style-name="P18">void somaPolinomio(int n, double *polinomio1, double *polinomio2);</text:p>
      <text:p text:style-name="P18">double *calculaResultado(int n, double *vetorx, double *vetorFx);</text:p>
      <text:p text:style-name="P18">void lerPontos(int n, double *vetorx, double *vetorFx);</text:p>
      <text:p text:style-name="P18">void imprimeResultado(int n, double *resultado);</text:p>
      <text:p text:style-name="P18">void testaValores(int n, double *resultado);</text:p>
      <text:p text:style-name="P18"/>
      <text:p text:style-name="P18">int main()</text:p>
      <text:p text:style-name="P18">{</text:p>
      <text:p text:style-name="P18"><text:tab/>int n;</text:p>
      <text:p text:style-name="P18"><text:tab/>double *vetorx, *vetorFx, *resultado;</text:p>
      <text:p text:style-name="P18"/>
      <text:p text:style-name="P18"><text:tab/>printf("Quantos pontos serão lidos?\n");</text:p>
      <text:p text:style-name="P18"><text:tab/>scanf("%d", &amp;n);</text:p>
      <text:p text:style-name="P18"/>
      <text:p text:style-name="P18"><text:tab/>vetorx <text:s text:c="3"/>= (double *) calloc(n,sizeof(double));</text:p>
      <text:p text:style-name="P18"><text:tab/>vetorFx <text:s text:c="2"/>= (double *) calloc(n,sizeof(double));</text:p>
      <text:p text:style-name="P18"/>
      <text:p text:style-name="P18"><text:tab/>lerPontos(n,vetorx,vetorFx);</text:p>
      <text:p text:style-name="P18"><text:tab/>putchar('\n');</text:p>
      <text:p text:style-name="P18"><text:tab/>resultado = calculaResultado(n,vetorx,vetorFx);</text:p>
      <text:p text:style-name="P18"><text:tab/>imprimeResultado(n,resultado);</text:p>
      <text:p text:style-name="P18"/>
      <text:p text:style-name="P18"><text:tab/>testaValores(n,resultado);</text:p>
      <text:p text:style-name="P18"/>
      <text:p text:style-name="P18"><text:tab/>free(vetorx); free(vetorFx); free(resultado);</text:p>
      <text:p text:style-name="P18">}</text:p>
      <text:p text:style-name="P18"/>
      <text:p text:style-name="P18">void imprimeResultado(int n, double *resultado)</text:p>
      <text:p text:style-name="P18">{//Imprime o Polinomio interpolador encontrado</text:p>
      <text:p text:style-name="P18"><text:tab/>int i;</text:p>
      <text:p text:style-name="P18"><text:tab/>printf("Polinômio Interpolador:\nP(x)= ");</text:p>
      <text:p text:style-name="P18"><text:tab/>for(i = n-1; i &gt;= 0; i--)</text:p>
      <text:p text:style-name="P18"><text:tab/>{</text:p>
      <text:p text:style-name="P18"><text:tab/><text:tab/>if(i==0) printf("%+2.3lf\n", resultado[i]);</text:p>
      <text:p text:style-name="P18"><text:tab/><text:tab/>else </text:p>
      <text:p text:style-name="P18"><text:tab/><text:tab/>if(i==1) printf("%+2.3lfx ", resultado[i]);</text:p>
      <text:p text:style-name="P18"><text:tab/><text:tab/>else <text:s text:c="4"/>printf("%+2.3lf(x^%d) ", resultado[i], i);</text:p>
      <text:p text:style-name="P18"><text:tab/>}</text:p>
      <text:p text:style-name="P18">}</text:p>
      <text:p text:style-name="P18"/>
      <text:p text:style-name="P18"/>
      <text:p text:style-name="P18">void multiplicaPolinomio(int n1, int n2, double *polinomio1, double *polinomio2)//Multiplica dois polinomios</text:p>
      <text:p text:style-name="P18">{ //Resultado será devolvido no polinômio 1</text:p>
      <text:p text:style-name="P18"><text:tab/>double resultado[n1+n2-1];</text:p>
      <text:p text:style-name="P18"><text:tab/>int i,j;</text:p>
      <text:p text:style-name="P18"/>
      <text:p text:style-name="P18"><text:tab/>for(i = 0; i &lt; (n1+n2-1); i++)</text:p>
      <text:p text:style-name="P18"><text:tab/><text:tab/>resultado[i] = 0;</text:p>
      <text:p text:style-name="P18"/>
      <text:p text:style-name="P18"><text:tab/>for(i = 0; i &lt; n1; i++)</text:p>
      <text:p text:style-name="P18"><text:tab/><text:tab/>for(j = 0; j &lt; n2; j++)</text:p>
      <text:p text:style-name="P18"><text:tab/><text:tab/><text:tab/>resultado[i+j] += polinomio1[i] * polinomio2[j];</text:p>
      <text:p text:style-name="P18"/>
      <text:p text:style-name="P18"><text:tab/>for(i = 0; i &lt; (n1+n2-1); ++i)</text:p>
      <text:p text:style-name="P18"><text:tab/><text:tab/>polinomio1[i] = resultado[i];</text:p>
      <text:p text:style-name="P18">}</text:p>
      <text:p text:style-name="P18"/>
      <text:p text:style-name="P18">void somaPolinomio(int n, double *polinomio1, double *polinomio2)//Soma dois polinomios</text:p>
      <text:p text:style-name="P18">{ // Resultado será devolvido no polinômio 1</text:p>
      <text:p text:style-name="P18"><text:tab/>int i;</text:p>
      <text:p text:style-name="P18"><text:tab/>for(i = 0; i &lt; n; ++i)</text:p>
      <text:p text:style-name="P18"><text:tab/><text:tab/>polinomio1[i] += polinomio2[i];</text:p>
      <text:p text:style-name="P18">}</text:p>
      <text:p text:style-name="P18"/>
      <text:p text:style-name="P18">double *calculaResultado(int n, double *vetorx, double *vetorFx)//Realiza todos os calculos referentes</text:p>
      <text:p text:style-name="P18">{//Ao método de newton e retorna o polinômio interpolador</text:p>
      <text:p text:style-name="P18"><text:tab/>double m[n+n-1][n], aux[n+n-1], diferenca[n], polinomios[n][n], polinomio[2], a;</text:p>
      <text:p text:style-name="P18"><text:tab/>double *resultado = calloc(n,sizeof(double));</text:p>
      <text:p text:style-name="P18"><text:tab/>int auxiliar = n, flag = 1, i,j;</text:p>
      <text:p text:style-name="P18"/>
      <text:p text:style-name="P18"><text:soft-page-break/><text:tab/>for(i = 0; i &lt; n; i++)</text:p>
      <text:p text:style-name="P18"><text:tab/>{//inicializa aux e m</text:p>
      <text:p text:style-name="P18"><text:tab/><text:tab/>aux[i*2] <text:s/>= vetorx[i];</text:p>
      <text:p text:style-name="P18"><text:tab/><text:tab/>m[i*2][0] = vetorFx[i];</text:p>
      <text:p text:style-name="P18"><text:tab/>}</text:p>
      <text:p text:style-name="P18"/>
      <text:p text:style-name="P18"><text:tab/>for(i = 1; i &lt; n; i++)</text:p>
      <text:p text:style-name="P18"><text:tab/><text:tab/>for (j = i; j &lt; n+n-2; j+=2)</text:p>
      <text:p text:style-name="P18"><text:tab/><text:tab/>{//Realiza os calculos em m</text:p>
      <text:p text:style-name="P18"><text:tab/><text:tab/><text:tab/>m[j][i] = m[j+1][i-1] - m[j-1][i-1];</text:p>
      <text:p text:style-name="P18"><text:tab/><text:tab/><text:tab/>a = (aux[j+i])-(aux[j-i]);</text:p>
      <text:p text:style-name="P18"><text:tab/><text:tab/><text:tab/>m[j][i]/=a;</text:p>
      <text:p text:style-name="P18"><text:tab/><text:tab/>}</text:p>
      <text:p text:style-name="P18"/>
      <text:p text:style-name="P18"><text:tab/>for(i = 0; i &lt; n; i++)//Inicializa o vetor diferenca</text:p>
      <text:p text:style-name="P18"><text:tab/><text:tab/>diferenca[i] = m[i][i];</text:p>
      <text:p text:style-name="P18"/>
      <text:p text:style-name="P18"><text:tab/>polinomios[0][0]=vetorFx[0];</text:p>
      <text:p text:style-name="P18"><text:tab/>polinomio[1] = 1;</text:p>
      <text:p text:style-name="P18"/>
      <text:p text:style-name="P18"><text:tab/>for(i = 1; i &lt; n; i++)</text:p>
      <text:p text:style-name="P18"><text:tab/>{//Realiza as multiplicações entre os polinomios</text:p>
      <text:p text:style-name="P18"><text:tab/><text:tab/>polinomios[i][0] = -vetorx[0];</text:p>
      <text:p text:style-name="P18"><text:tab/><text:tab/>polinomios[i][1] = 1;</text:p>
      <text:p text:style-name="P18"><text:tab/><text:tab/>for(j = 1; j &lt; i; j++)</text:p>
      <text:p text:style-name="P18"><text:tab/><text:tab/>{</text:p>
      <text:p text:style-name="P18"><text:tab/><text:tab/><text:tab/>polinomio[0] = -vetorx[j];</text:p>
      <text:p text:style-name="P18"><text:tab/><text:tab/><text:tab/>multiplicaPolinomio(n,n,polinomios[i],polinomio);</text:p>
      <text:p text:style-name="P18"><text:tab/><text:tab/>}</text:p>
      <text:p text:style-name="P18"><text:tab/>}</text:p>
      <text:p text:style-name="P18"/>
      <text:p text:style-name="P18"><text:tab/>for (i = 1; i &lt; n; i++)//Multiplica cada elemento do polinomio pelo valor da diferença</text:p>
      <text:p text:style-name="P18"><text:tab/><text:tab/>for(j = 0; j &lt; n; j++)</text:p>
      <text:p text:style-name="P18"><text:tab/><text:tab/><text:tab/>polinomios[i][j] *= diferenca[i];</text:p>
      <text:p text:style-name="P18"><text:tab/></text:p>
      <text:p text:style-name="P18"><text:tab/>for (i = 0; i &lt; n; i++)//Soma todos os polinomios, gerando o resultado final</text:p>
      <text:p text:style-name="P18"><text:tab/><text:tab/>somaPolinomio(n,resultado,polinomios[i]);</text:p>
      <text:p text:style-name="P18"/>
      <text:p text:style-name="P18"><text:tab/>return resultado;</text:p>
      <text:p text:style-name="P18">}</text:p>
      <text:p text:style-name="P18"/>
      <text:p text:style-name="P18"/>
      <text:p text:style-name="P18">void lerPontos(int n, double *vetorx, double *vetorFx)</text:p>
      <text:p text:style-name="P18">{//Le pontos do console do usuário</text:p>
      <text:p text:style-name="P18"><text:tab/>int i;</text:p>
      <text:p text:style-name="P18"><text:tab/>for(i = 0; i &lt; n; i++)</text:p>
      <text:p text:style-name="P18"><text:tab/>{</text:p>
      <text:p text:style-name="P18"><text:tab/><text:tab/>printf("x%d: ", i);</text:p>
      <text:p text:style-name="P18"><text:tab/><text:tab/>scanf("%lf",vetorx+i);</text:p>
      <text:p text:style-name="P18"><text:tab/><text:tab/>printf("f(x%d): ", i);</text:p>
      <text:p text:style-name="P18"><text:tab/><text:tab/>scanf("%lf",vetorFx+i);</text:p>
      <text:p text:style-name="P18"><text:tab/>}</text:p>
      <text:p text:style-name="P18">}</text:p>
      <text:p text:style-name="P18"/>
      <text:p text:style-name="P18">void testaValores(int n, double *polinomio)</text:p>
      <text:p text:style-name="P18">{//Testa valores inseridos pelo usuário, no polinomio</text:p>
      <text:p text:style-name="P18"><text:tab/>char a;</text:p>
      <text:p text:style-name="P18"><text:tab/>double x;</text:p>
      <text:p text:style-name="P18"><text:tab/>double resultado;</text:p>
      <text:p text:style-name="P18"><text:tab/>int i;</text:p>
      <text:p text:style-name="P18"><text:tab/>getchar();</text:p>
      <text:p text:style-name="P18"><text:tab/>printf("\n\nDeseja testar algum valor? s/n\n");</text:p>
      <text:p text:style-name="P18"><text:tab/>a = getchar();</text:p>
      <text:p text:style-name="P18"><text:tab/>while(a=='s')</text:p>
      <text:p text:style-name="P18"><text:tab/>{</text:p>
      <text:p text:style-name="P18"><text:tab/><text:tab/>scanf("%lf", &amp;x);</text:p>
      <text:p text:style-name="P18"><text:tab/><text:tab/>resultado = 0;</text:p>
      <text:p text:style-name="P18"><text:tab/><text:tab/>for(i = 0; i &lt; n; i++)</text:p>
      <text:p text:style-name="P18"><text:tab/><text:tab/>{</text:p>
      <text:p text:style-name="P18"><text:tab/><text:tab/><text:tab/>if(i==0) resultado += polinomio[i];</text:p>
      <text:p text:style-name="P18"><text:tab/><text:tab/><text:tab/>else <text:s text:c="4"/>resultado += polinomio[i] * pow(x,i);</text:p>
      <text:p text:style-name="P18"><text:tab/><text:tab/>}</text:p>
      <text:p text:style-name="P18"><text:tab/><text:tab/>printf("\nResultado para f(%2.3lf): %5.5lf\n\n", x, resultado);</text:p>
      <text:p text:style-name="P18"><text:tab/><text:tab/>getchar();</text:p>
      <text:p text:style-name="P18"><text:tab/><text:tab/>printf("Deseja testar algum valor? s/n\n");</text:p>
      <text:p text:style-name="P18"><text:tab/><text:tab/>a = getchar();</text:p>
      <text:p text:style-name="P18"><text:tab/>}</text:p>
      <text:p text:style-name="P14">}</text:p>
      <text:p text:style-name="P16"><text:soft-page-break/>I/O da execução do programa “<text:span text:style-name="T2">Interpolação por Newton</text:span>”</text:p>
      <text:p text:style-name="P16">(Linhas seguidas de ‘&gt;’ se referem a entrada)</text:p>
      <text:p text:style-name="P14">Quantos pontos serão lidos?</text:p>
      <text:p text:style-name="P14">&gt;3</text:p>
      <text:p text:style-name="P14">x0: </text:p>
      <text:p text:style-name="P14"><text:span text:style-name="T4">&gt;</text:span>-1</text:p>
      <text:p text:style-name="P14">f(x0): </text:p>
      <text:p text:style-name="P14"><text:span text:style-name="T4">&gt;</text:span>4</text:p>
      <text:p text:style-name="P14">x1: </text:p>
      <text:p text:style-name="P14"><text:span text:style-name="T4">&gt;</text:span>0</text:p>
      <text:p text:style-name="P14">f(x1): </text:p>
      <text:p text:style-name="P14"><text:span text:style-name="T4">&gt;</text:span>1</text:p>
      <text:p text:style-name="P14">x2: </text:p>
      <text:p text:style-name="P14"><text:span text:style-name="T4">&gt;</text:span>2</text:p>
      <text:p text:style-name="P14">f(x2): </text:p>
      <text:p text:style-name="P14"><text:span text:style-name="T4">&gt;</text:span>-1</text:p>
      <text:p text:style-name="P14"/>
      <text:p text:style-name="P14">Polinômio Interpolador:</text:p>
      <text:p text:style-name="P14">P(x)= +0.667(x^2) -2.333x +1.000</text:p>
      <text:p text:style-name="P14"/>
      <text:p text:style-name="P14"/>
      <text:p text:style-name="P14">Deseja testar algum valor? s/n</text:p>
      <text:p text:style-name="P14"><text:span text:style-name="T4">&gt;</text:span>s</text:p>
      <text:p text:style-name="P14"><text:span text:style-name="T4">&gt;</text:span>0</text:p>
      <text:p text:style-name="P14"/>
      <text:p text:style-name="P14">Resultado para f(0.000): 1.00000</text:p>
      <text:p text:style-name="P14"/>
      <text:p text:style-name="P14">Deseja testar algum valor? s/n</text:p>
      <text:p text:style-name="P14"><text:span text:style-name="T4">&gt;</text:span>s</text:p>
      <text:p text:style-name="P14"><text:span text:style-name="T4">&gt;</text:span>2</text:p>
      <text:p text:style-name="P14"/>
      <text:p text:style-name="P14">Resultado para f(2.000): -1.00000</text:p>
      <text:p text:style-name="P14"/>
      <text:p text:style-name="P14">Deseja testar algum valor? s/n</text:p>
      <text:p text:style-name="P14"><text:span text:style-name="T4">&gt;</text:span>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15:45.907229782</meta:creation-date>
    <dc:date>2016-09-05T02:04:18.100391644</dc:date>
    <meta:editing-duration>PT19M33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1" meta:paragraph-count="538" meta:word-count="1863" meta:character-count="13156" meta:non-whitespace-character-count="11236"/>
  </office:meta>
</office:document-meta>
</file>